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{"userName":"test","commandType":"UserLoggedIn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@test.org', 'privateMessage': 'This is the first message', 'sentTime': '2015-03-29T17:03:29.740Z', 'to': 'test@test.org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@test.org', 'privateMessage': 'This is the second message', 'sentTime': '2015-03-29T23:18:39.762Z', 'to': 'test@test.org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', 'sentTime': '2015-03-31T03:05:10.166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more testing', 'sentTime': '2015-03-31T04:28:28.589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', 'privateMessage': 'Hello', 'sentTime': '2015-04-01T03:53:49.520Z', 'to': '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some more tets', 'sentTime': '2015-04-01T04:08:37.627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anothe rtest', 'sentTime': '2015-04-01T04:08:40.899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spellcheck would be nice.', 'sentTime': '2015-04-01T04:08:45.377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abc', 'privateMessage': 'Hi', 'sentTime': '2015-04-01T13:08:56.560Z', 'to': 'abc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i from me', 'sentTime': '2015-04-01T13:14:57.926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i am in again', 'sentTime': '2015-04-01T13:15:22.88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duplicates', 'sentTime': '2015-04-01T13:15:43.149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jeff', 'privateMessage': 'Hell', 'sentTime': '2015-04-02T11:24:25.463Z', 'to': 'jeff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ets', 'privateMessage': 'aouuou', 'sentTime': '2015-04-04T00:03:57.037Z', 'to': 'ets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abcd', 'privateMessage': 'hello', 'sentTime': '2015-04-07T23:28:04.516Z', 'to': 'abcd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04-14T23:24:35.869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04-14T23:24:43.462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 again', 'sentTime': '2015-04-22T11:45:19.98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04-22T22:44:16.722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 again', 'sentTime': '2015-04-23T23:31:18.373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test', 'sentTime': '2015-05-03T19:09:57.861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 ', 'sentTime': '2015-05-03T19:11:13.441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05-15T23:26:45.107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05-29T23:11:29.86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06-02T22:42:31.531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 there', 'sentTime': '2015-06-06T17:15:30.286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 room', 'sentTime': '2015-06-12T00:23:23.547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 there', 'sentTime': '2015-06-12T00:23:41.614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', 'sentTime': '2015-07-09T23:31:03.559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07-30T12:30:31.70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i again', 'sentTime': '2015-07-30T12:30:57.672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', 'sentTime': '2015-07-31T23:34:20.694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', 'sentTime': '2015-08-14T12:52:08.613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0-17T14:39:01.56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 hello hello', 'sentTime': '2015-10-17T14:39:14.970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more of this hello.', 'sentTime': '2015-10-17T14:39:22.976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11-02T18:47:17.53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', 'sentTime': '2015-11-02T18:47:24.10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 again', 'sentTime': '2015-11-02T18:47:25.826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11-07T00:25:42.540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11-07T00:25:52.00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i', 'sentTime': '2015-11-07T00:26:22.748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', 'sentTime': '2015-11-07T00:27:12.89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r3d1', 'privateMessage': 'hello', 'sentTime': '2015-11-12T14:20:41.746Z', 'to': 'r3d1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r3d1', 'privateMessage': 'hi again', 'sentTime': '2015-11-12T14:21:26.889Z', 'to': 'r3d1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test', 'sentTime': '2015-11-16T13:51:04.431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1-16T13:59:01.81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2-06T20:15:22.020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2-06T20:16:54.936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 from me', 'sentTime': '2015-12-06T20:17:11.620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2-29T14:08:22.420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', 'sentTime': '2015-12-29T14:08:22.80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another hello', 'sentTime': '2015-12-29T14:08:40.043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2-29T14:08:43.304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lo', 'sentTime': '2015-12-29T14:08:52.358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i', 'sentTime': '2015-12-29T14:08:55.79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Help', 'sentTime': '2015-12-29T14:11:38.287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Test', 'sentTime': '2015-12-30T13:29:03.560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test', 'privateMessage': 'Another test', 'sentTime': '2015-12-30T13:29:24.525Z', 'to': 'test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commandType': 'SendMessage', 'destination': {'contents': [], 'tag': 'Broadcast'}, 'from': 'dinkar', 'privateMessage': 'Hello', 'sentTime': '2016-01-08T01:53:33.595Z', 'to': 'dinkar'}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0.36","stressValue":"10.36","symbol":"AAP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5.33","stressValue":"95.33","symbol":"AAP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6.88","stressValue":"36.88","symbol":"AAW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0.21","stressValue":"50.21","symbol":"AAXJ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651","stressValue":"0.651","symbol":"ABA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9.38","stressValue":"39.38","symbol":"ABA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6.27","stressValue":"26.27","symbol":"ABC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2","value":"51.0","stressValue":"51.0","symbol":"ABC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2","value":"51.0","stressValue":"51.0","symbol":"ABC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2","value":"0.0","stressValue":"0.0","symbol":"IB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2","value":"0.0","stressValue":"0.0","symbol":"IB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00:33:33.91320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2T00:35:30.655271520</dc:date>
    <meta:editing-duration>P3DT18H18M34S</meta:editing-duration>
    <meta:editing-cycles>182</meta:editing-cycles>
    <meta:generator>LibreOffice/4.2.8.2$Linux_X86_64 LibreOffice_project/420m0$Build-2</meta:generator>
    <meta:document-statistic meta:table-count="3" meta:cell-count="284" meta:object-count="2"/>
  </office:meta>
</office:document-meta>
</file>